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9451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875in" style:rel-column-width="6512*"/>
    </style:style>
    <style:style style:name="Table1.B" style:family="table-column">
      <style:table-column-properties style:column-width="9.8576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lway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row">
      <style:table-row-properties fo:keep-together="always"/>
    </style:style>
    <style:style style:name="Table1.4" style:family="table-row">
      <style:table-row-properties fo:keep-together="auto"/>
    </style:style>
    <style:style style:name="Table1.5" style:family="table-row">
      <style:table-row-properties fo:keep-together="alway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9451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875in" style:rel-column-width="6512*"/>
    </style:style>
    <style:style style:name="Table2.B" style:family="table-column">
      <style:table-column-properties style:column-width="9.8576in" style:rel-column-width="59023*"/>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5c2"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f19" officeooo:paragraph-rsid="00376f1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e51e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5af" officeooo:paragraph-rsid="005e65a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01ea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bfb6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fba4" officeooo:paragraph-rsid="0065fb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cb7d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c888"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e04" officeooo:paragraph-rsid="006bae0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2ce1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99a7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850c7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9004" officeooo:paragraph-rsid="008c900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ddbde" officeooo:paragraph-rsid="008ddbd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39" style:family="paragraph" style:parent-style-name="Doc-L1">
      <style:text-properties officeooo:rsid="00205660" officeooo:paragraph-rsid="00205660"/>
    </style:style>
    <style:style style:name="P40" style:family="paragraph" style:parent-style-name="Doc-L1">
      <style:text-properties officeooo:rsid="00205660" officeooo:paragraph-rsid="002f92ed"/>
    </style:style>
    <style:style style:name="P41" style:family="paragraph" style:parent-style-name="Doc-L1">
      <style:text-properties officeooo:rsid="0022ce6f" officeooo:paragraph-rsid="0029d008"/>
    </style:style>
    <style:style style:name="P42" style:family="paragraph" style:parent-style-name="Doc-L1">
      <style:text-properties officeooo:rsid="0022ce6f" officeooo:paragraph-rsid="002e4e63"/>
    </style:style>
    <style:style style:name="P43" style:family="paragraph" style:parent-style-name="RefNumber">
      <style:text-properties officeooo:rsid="00205660" officeooo:paragraph-rsid="00205660"/>
    </style:style>
    <style:style style:name="P44" style:family="paragraph" style:parent-style-name="RefNumber">
      <style:text-properties officeooo:rsid="002bac07" officeooo:paragraph-rsid="002bac07"/>
    </style:style>
    <style:style style:name="P45" style:family="paragraph" style:parent-style-name="RefNumber">
      <style:text-properties officeooo:rsid="002f92ed" officeooo:paragraph-rsid="002f92ed"/>
    </style:style>
    <style:style style:name="P46" style:family="paragraph" style:parent-style-name="RefNumber">
      <style:text-properties officeooo:rsid="0064419a" officeooo:paragraph-rsid="0064419a"/>
    </style:style>
    <style:style style:name="P47" style:family="paragraph" style:parent-style-name="RefNumber">
      <style:text-properties officeooo:rsid="00683f9c" officeooo:paragraph-rsid="00683f9c"/>
    </style:style>
    <style:style style:name="P48" style:family="paragraph" style:parent-style-name="RefNumber">
      <style:text-properties officeooo:rsid="0068c888" officeooo:paragraph-rsid="0068c888"/>
    </style:style>
    <style:style style:name="P49" style:family="paragraph" style:parent-style-name="RefNumber">
      <style:text-properties officeooo:rsid="008b6ddd" officeooo:paragraph-rsid="008b6ddd"/>
    </style:style>
    <style:style style:name="P5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Doc-L1">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8179"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81e8f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65c2"/>
    </style:style>
    <style:style style:name="T2" style:family="text">
      <style:text-properties officeooo:rsid="001665c2" style:font-size-asian="10pt" style:font-size-complex="10pt"/>
    </style:style>
    <style:style style:name="T3" style:family="text">
      <style:text-properties officeooo:rsid="0064419a" style:font-size-asian="10pt" style:font-size-complex="10pt"/>
    </style:style>
    <style:style style:name="T4" style:family="text">
      <style:text-properties style:text-position="super 58%"/>
    </style:style>
    <style:style style:name="T5" style:family="text">
      <style:text-properties officeooo:rsid="002101d1"/>
    </style:style>
    <style:style style:name="T6" style:family="text">
      <style:text-properties fo:font-style="italic" style:font-style-asian="italic" style:font-style-complex="italic"/>
    </style:style>
    <style:style style:name="T7" style:family="text">
      <style:text-properties fo:font-style="italic" officeooo:rsid="006bfb64" style:font-style-asian="italic" style:font-style-complex="italic"/>
    </style:style>
    <style:style style:name="T8" style:family="text">
      <style:text-properties fo:font-style="italic" officeooo:rsid="0083355f"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29d008"/>
    </style:style>
    <style:style style:name="T11" style:family="text">
      <style:text-properties officeooo:rsid="002a2619"/>
    </style:style>
    <style:style style:name="T12" style:family="text">
      <style:text-properties officeooo:rsid="002bac07"/>
    </style:style>
    <style:style style:name="T13" style:family="text">
      <style:text-properties officeooo:rsid="002e4e63"/>
    </style:style>
    <style:style style:name="T14" style:family="text">
      <style:text-properties officeooo:rsid="002f92ed"/>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19" style:family="text">
      <style:text-properties fo:font-weight="bold" style:font-weight-asian="bold" style:font-weight-complex="bold"/>
    </style:style>
    <style:style style:name="T20" style:family="text">
      <style:text-properties fo:font-weight="bold" officeooo:rsid="003b6215" style:font-weight-asian="bold" style:font-weight-complex="bold"/>
    </style:style>
    <style:style style:name="T21" style:family="text">
      <style:text-properties fo:font-weight="bold" officeooo:rsid="0068c888" style:font-weight-asian="bold" style:font-weight-complex="bold"/>
    </style:style>
    <style:style style:name="T22" style:family="text">
      <style:text-properties fo:font-weight="bold" officeooo:rsid="0081e8fc" style:font-weight-asian="bold" style:font-weight-complex="bold"/>
    </style:style>
    <style:style style:name="T23" style:family="text">
      <style:text-properties fo:font-weight="bold" officeooo:rsid="00824f2d" style:font-weight-asian="bold" style:font-weight-complex="bold"/>
    </style:style>
    <style:style style:name="T24" style:family="text">
      <style:text-properties fo:font-weight="bold" officeooo:rsid="00850c7e" style:font-weight-asian="bold" style:font-weight-complex="bold"/>
    </style:style>
    <style:style style:name="T25" style:family="text">
      <style:text-properties fo:font-weight="bold" officeooo:rsid="008f7d76" style:font-weight-asian="bold" style:font-weight-complex="bold"/>
    </style:style>
    <style:style style:name="T26" style:family="text">
      <style:text-properties officeooo:rsid="003b6215"/>
    </style:style>
    <style:style style:name="T27" style:family="text">
      <style:text-properties officeooo:rsid="003f97d4"/>
    </style:style>
    <style:style style:name="T28" style:family="text">
      <style:text-properties officeooo:rsid="005dd011"/>
    </style:style>
    <style:style style:name="T29" style:family="text">
      <style:text-properties officeooo:rsid="005e65af"/>
    </style:style>
    <style:style style:name="T30" style:family="text">
      <style:text-properties officeooo:rsid="00620f51"/>
    </style:style>
    <style:style style:name="T31" style:family="text">
      <style:text-properties officeooo:rsid="00628ae4"/>
    </style:style>
    <style:style style:name="T32" style:family="text">
      <style:text-properties officeooo:rsid="0064419a"/>
    </style:style>
    <style:style style:name="T33" style:family="text">
      <style:text-properties style:text-line-through-style="solid" style:text-line-through-type="single"/>
    </style:style>
    <style:style style:name="T34" style:family="text">
      <style:text-properties officeooo:rsid="0066b0cd"/>
    </style:style>
    <style:style style:name="T35" style:family="text">
      <style:text-properties officeooo:rsid="0068c888"/>
    </style:style>
    <style:style style:name="T36" style:family="text">
      <style:text-properties officeooo:rsid="006bae04"/>
    </style:style>
    <style:style style:name="T37" style:family="text">
      <style:text-properties officeooo:rsid="006bfb64"/>
    </style:style>
    <style:style style:name="T38" style:family="text">
      <style:text-properties officeooo:rsid="006cb7d0"/>
    </style:style>
    <style:style style:name="T39" style:family="text">
      <style:text-properties officeooo:rsid="006d8920"/>
    </style:style>
    <style:style style:name="T40" style:family="text">
      <style:text-properties officeooo:rsid="0073c55e"/>
    </style:style>
    <style:style style:name="T41" style:family="text">
      <style:text-properties officeooo:rsid="007f3a07"/>
    </style:style>
    <style:style style:name="T42" style:family="text">
      <style:text-properties officeooo:rsid="0080115b"/>
    </style:style>
    <style:style style:name="T43" style:family="text">
      <style:text-properties officeooo:rsid="008014e2"/>
    </style:style>
    <style:style style:name="T44" style:family="text">
      <style:text-properties officeooo:rsid="0081506b"/>
    </style:style>
    <style:style style:name="T45" style:family="text">
      <style:text-properties officeooo:rsid="0081e8fc"/>
    </style:style>
    <style:style style:name="T46" style:family="text">
      <style:text-properties officeooo:rsid="0083355f"/>
    </style:style>
    <style:style style:name="T47" style:family="text">
      <style:text-properties officeooo:rsid="00850c7e"/>
    </style:style>
    <style:style style:name="T48" style:family="text">
      <style:text-properties officeooo:rsid="008815b3"/>
    </style:style>
    <style:style style:name="T49" style:family="text">
      <style:text-properties officeooo:rsid="00899a76"/>
    </style:style>
    <style:style style:name="T50" style:family="text">
      <style:text-properties officeooo:rsid="008c9004"/>
    </style:style>
    <style:style style:name="T51" style:family="text">
      <style:text-properties fo:color="#8d281e" fo:font-weight="bold" style:font-weight-asian="bold" style:font-weight-complex="bold"/>
    </style:style>
    <style:style style:name="T52" style:family="text">
      <style:text-properties officeooo:rsid="008f7d7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SM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RefNumber">Ref#</text:p>
          </table:table-cell>
          <table:table-cell table:style-name="Table1.A1" office:value-type="string">
            <text:p text:style-name="P51">TO-DO Description</text:p>
          </table:table-cell>
        </table:table-row>
        <table:table-row table:style-name="Table1.2">
          <table:table-cell table:style-name="Table1.A2" office:value-type="string">
            <text:p text:style-name="RefNumber"/>
          </table:table-cell>
          <table:table-cell table:style-name="Table1.A2" office:value-type="string">
            <text:p text:style-name="P11"><text:span text:style-name="T24">Ties</text:span><text:span text:style-name="T47">. </text:span>Figure out how to add ties</text:p>
          </table:table-cell>
        </table:table-row>
        <table:table-row table:style-name="Table1.3">
          <table:table-cell table:style-name="Table1.A2" office:value-type="string">
            <text:p text:style-name="RefNumber"/>
          </table:table-cell>
          <table:table-cell table:style-name="Table1.A2" office:value-type="string">
            <text:p text:style-name="P11"><text:span text:style-name="T19">Obtain TAB staff stringData object</text:span> to get the open string tuning info.</text:p>
            <text:p text:style-name="P18"><text:span text:style-name="T47">Keep trying to find a way to guarantee that I have the exact instrument that goes to the TAB staff I’m writing to. See </text:span><text:span text:style-name="T24">CD-06</text:span><text:span text:style-name="T27">.</text:span></text:p>
          </table:table-cell>
        </table:table-row>
        <table:table-row table:style-name="Table1.4">
          <table:table-cell table:style-name="Table1.A2" office:value-type="string">
            <text:p text:style-name="RefNumber"/>
          </table:table-cell>
          <table:table-cell table:style-name="Table1.A2" office:value-type="string">
            <text:p text:style-name="P16"><text:span text:style-name="T20">Half-Fret Positioning</text:span><text:span text:style-name="T26">. </text:span><text:span text:style-name="T47">M</text:span><text:span text:style-name="T34">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47">So it seems to me that it must be possible to read the position values somehow.</text:span></text:p>
          </table:table-cell>
        </table:table-row>
        <table:table-row table:style-name="Table1.5">
          <table:table-cell table:style-name="Table1.A2" office:value-type="string">
            <text:p text:style-name="RefNumber"/>
          </table:table-cell>
          <table:table-cell table:style-name="Table1.B5">
            <text:p text:style-name="P9"/>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50">Documentation</text:p>
          </table:table-cell>
        </table:table-row>
        <table:table-row table:style-name="Table2.2">
          <table:table-cell table:style-name="Table2.A2" office:value-type="string">
            <text:p text:style-name="RefNumber">C<text:span text:style-name="T47">D</text:span>-01</text:p>
          </table:table-cell>
          <table:table-cell table:style-name="Table2.A2" office:value-type="string">
            <text:p text:style-name="P6"><text:span text:style-name="T23">Seduce Musescore into Assigning Notes to Desired Strings</text:span><text:span text:style-name="T45">. </text:span>I need to seduce Musescore into assigning the chord’s note pitches to the proper strings and frets. I am finding that it comes out mostly correct if I place the notes <text:span text:style-name="T28">onto</text:span> the TAB staff in the order of highest pitch to lowest pitch. So if there are three notes, then obviously we’re needing to use all three strings, and then it’s easy – highest pitch on string <text:span text:style-name="T28">2</text:span>, lowest on string <text:span text:style-name="T28">0</text:span>. But if we have fewer than three notes then they could be on <text:span text:style-name="T29">any string</text:span>. E.g., an A3 or a D3 in standard tuning. So I need to work out the string# for each note in successive order, starting with the highest pitch, and making use of the open tuning. If the highest pitch note is a pitch that i<text:span text:style-name="T28">s</text:span> below the open string tuning then we’ll try the next string <text:span text:style-name="T29">over, </text:span>and so on.</text:p>
            <text:p text:style-name="P6">So I’ll do this inside a where(){} loop <text:span text:style-name="T1">where I’ll, in effect, skip over strings until I find a string that can accommodate the note being processed. That </text:span><text:span text:style-name="Source_20_Text"><text:span text:style-name="T2">iString</text:span></text:span><text:span text:style-name="Source_20_Text"><text:span text:style-name="T3">Idx</text:span></text:span><text:span text:style-name="Source_20_Text"><text:span text:style-name="T2">++</text:span></text:span><text:span text:style-name="T1"> statement is what skips over a string whose tuning cannot accommodate the current note.</text:span></text:p>
            <text:p text:style-name="P8">Then the <text:span text:style-name="Source_20_Text">iString</text:span><text:span text:style-name="Source_20_Text"><text:span text:style-name="T32">Idx</text:span></text:span> statement at the bottom of the for{} loop has the effect of marking the string we just assigned a note to as now being unavailable for the next note in the chord to process.</text:p>
            <text:p text:style-name="P6"><text:span text:style-name="T32">T</text:span>he <text:span text:style-name="Source_20_Text">for{}</text:span> loop <text:span text:style-name="T32">is configured </text:span>to process the chromatic chord notes in order of highest pitch to lowest pitch.</text:p>
            <text:p text:style-name="P6">Also note that I believe this model will make adding a ‘Capo’ feature somewhat straightforward.</text:p>
            <text:p text:style-name="P20"><text:span text:style-name="T9">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ext:p text:style-name="P19"><text:span text:style-name="T9">KEY LEARNING</text:span>: Musescore stores the open string tuning (<text:span text:style-name="T30">retrieved</text:span> from the <text:span text:style-name="Source_20_Text">stringData</text:span> object) in an order that is consistent with the order it retrieves a chord’s note pitches: Lowest tuned string is in position [0], highest tuned string (the melody string for the Mtn Dulcimer) is in array position [2]. <text:span text:style-name="T31">Note that the Mountain Dulcimer’s string-tuning order is considered to be “upside down” as compared to Guitar and most other instruments that use TAB. In you look at the Advanced Style Properties of a Mountain Dulcimer TAB staff you’ll see the “Upside Down” box checked. When submitting the information for adding the Mtn Dulcimer instrument I was told that configuring the Mtn Dulcimer TAB staff to be Upside Down was necessary for proper functioning. I’ve done to investigate if this has any effect the open string tuning sort order discussed here. </text:span></text:p>
          </table:table-cell>
        </table:table-row>
        <table:table-row table:style-name="Table2.3">
          <table:table-cell table:style-name="Table2.A2" office:value-type="string">
            <text:p text:style-name="P43">C<text:span text:style-name="T47">D</text:span>-02</text:p>
          </table:table-cell>
          <table:table-cell table:style-name="Table2.A2" office:value-type="string">
            <text:p text:style-name="P40"><text:span text:style-name="T18">Half-Fret + Symbol Positioning</text:span><text:span text:style-name="T17">. </text:span><text:span text:style-name="T15">By convention, so-called 'half frets' in the Mountain Dulcimer diatonic+ TAB formatting are indicated using the plus sign to the right of the fret number. Since Musescore is, of course, using pure integers for fret numbers </text:span><text:span text:style-name="T16">the </text:span><text:span text:style-name="T15">half-fret ‘</text:span><text:span text:style-name="T16">+’ symbol </text:span><text:span text:style-name="T15">has to be shown on the TAB using a Staff Text element </text:span><text:span text:style-name="T16">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11">The hard-coded values are in </text:span><text:span text:style-name="Source_20_Text"><text:span text:style-name="T11">nHalfFretXPosition</text:span></text:span><text:span text:style-name="T11"> </text:span><text:span text:style-name="T14">and the</text:span><text:span text:style-name="T11"> </text:span><text:span text:style-name="Source_20_Text"><text:span text:style-name="T11">oFretBoard.nHalfFret</text:span></text:span><text:span text:style-name="Source_20_Text"><text:span text:style-name="T14">Y</text:span></text:span><text:span text:style-name="Source_20_Text"><text:span text:style-name="T11">Positions[]</text:span></text:span><text:span text:style-name="T11"> array.</text:span></text:p>
            <text:p text:style-name="P39">Obviously, one <text:span text:style-name="T5">negative for the user is that as they format the TAB staff, including if they create new part-pages, they’ll have to be chasing those ‘+’ symbols to keep repositioning them into the right positions next to their fret numbers.</text:span></text:p>
            <text:p text:style-name="P42"><text:span text:style-name="T9">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6">cursor.element.notes.length</text:span>]. It is doing this dynamically every time a note is added via <text:span text:style-name="Source_20_Text">cursor.addNote()</text:span>. <text:span text:style-name="T10">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10">.notes[]</text:span></text:span><text:span text:style-name="T10"> array, with the result being that my last added note is always in the </text:span><text:span text:style-name="Source_20_Text"><text:span text:style-name="T10">oCursor.element.notes[0]</text:span></text:span><text:span text:style-name="T10"> position. <text:s/></text:span><text:span text:style-name="T13">BUT then, try as I might...and I did try for about an hour...I cannot retrieve string or fret from </text:span><text:span text:style-name="Source_20_Text"><text:span text:style-name="T10">oCursor.element.notes[0]</text:span></text:span><text:span text:style-name="T10">; </text:span><text:span text:style-name="T13">even tho I can get pitch and color. So, what’s with that??</text:span></text:p>
            <text:p text:style-name="P41"/>
          </table:table-cell>
        </table:table-row>
        <table:table-row table:style-name="Table2.4">
          <table:table-cell table:style-name="Table2.A2" office:value-type="string">
            <text:p text:style-name="P44">C<text:span text:style-name="T47">D</text:span>-03</text:p>
          </table:table-cell>
          <table:table-cell table:style-name="Table2.A2" office:value-type="string">
            <text:p text:style-name="P54"><text:span text:style-name="T22">Determine Note Pitch that Will Result in Correct Diatonic Fret #</text:span><text:span text:style-name="T45">. </text:span><text:span text:style-name="T52">What I’m doing here may seem a bit odd, but it is based on a prior attempt to use a linked TAB staff, and to then adjust the resulting fret numbers from that linked staff. What I’m doing is:</text:span></text:p>
            <text:p text:style-name="P55">1.<text:tab/>I compute the chromatic string and fret for the SMN note.</text:p>
            <text:p text:style-name="P55">2.<text:tab/>I then use two diatonic fretboard arrays that serve as a chromatic to diatonic+ fret mapping to obtain an offset value.</text:p>
            <text:p text:style-name="P55">3.<text:tab/>I subtract the offset value from both the chromatic note pitch. This then gives me the note pitch that I need to give to Musescore which will trick Musescore into displaying the proper diatonic+ fret#.</text:p>
            <text:p text:style-name="P55">4.<text:tab/>One of the mapping arrays also tells me if it is a half-fret – so if it comes back ‘true’ then I’ll need to add the staff-text for the + symbol next to the fret number.</text:p>
            <text:p text:style-name="P10">** <text:span text:style-name="T12">Describe my algorithm for converting a chromatic chord into it’s diatonic+ chord notes.</text:span></text:p>
          </table:table-cell>
        </table:table-row>
        <table:table-row table:style-name="Table2.5">
          <table:table-cell table:style-name="Table2.A2" office:value-type="string">
            <text:p text:style-name="P45">C<text:span text:style-name="T47">D</text:span>-04</text:p>
          </table:table-cell>
          <table:table-cell table:style-name="Table2.A2" office:value-type="string">
            <text:p text:style-name="P15"><text:span text:style-name="T19">More </text:span><text:span text:style-name="T25">C</text:span><text:span text:style-name="T19">hord </text:span><text:span text:style-name="T25">N</text:span><text:span text:style-name="T19">otes than </text:span><text:span text:style-name="T25">S</text:span><text:span text:style-name="T19">t</text:span><text:span text:style-name="T25">r</text:span><text:span text:style-name="T19">ings on the TAB </text:span><text:span text:style-name="T25">S</text:span><text:span text:style-name="T19">taff</text:span>. Standard Mtn Dulcimer has 3 stings; although some have 4. The property <text:span text:style-name="Source_20_Text">oFretBoard.iNumOfStrings</text:span> holds this value for use in the code. This section of code checks, and adjusts, for the case where the numbers of notes in a chord on the SMN staff exceeds the number of strings the instrument has. What I’m doing here is working out an ‘offset’ value to use in the loop where I read in the notes from the SMN chord. The goal is to read in the 3 (or 4 if user changes the <text:s/><text:span text:style-name="Source_20_Text">oFretBoard.iNumOfStrings</text:span> property) highest pitched notes into the <text:span text:style-name="Source_20_Text">oTABchordInfo.iNotePitch[]</text:span> array. Then from that point forward the <text:span text:style-name="Source_20_Text">oTABchordInfo</text:span> object can processed without needing to take into account any consideration of note overflow.</text:p>
            <text:p text:style-name="P15">Of course, in such a case the code has no idea if the subset of highest pitched notes is really the best choice. The user will need to inspect that after the fact and make any desired corrections manually.</text:p>
            <text:p text:style-name="P15"><text:span text:style-name="T19">TODO</text:span>: It would be good to call the user’s attention to this situation when it arises. Perhaps by coloring the SMN and/or TAB notes in red so they can easily see them. However, I am assuming this to be a rare condition as presumably the arrangement has been authored, or edited, specifically for the Mountain Dulcimer. So I’m not going to worry about this at this time.</text:p>
          </table:table-cell>
        </table:table-row>
        <table:table-row table:style-name="Table2.6">
          <table:table-cell table:style-name="Table2.A2" office:value-type="string">
            <text:p text:style-name="P46">C<text:span text:style-name="T47">D</text:span>-05</text:p>
          </table:table-cell>
          <table:table-cell table:style-name="Table2.A2" office:value-type="string">
            <text:p text:style-name="P53"><text:span text:style-name="T25">Posting Notes to TAB Staff</text:span><text:span text:style-name="T52">. </text:span>See also DC-01. </text:p>
            <text:p text:style-name="P7"><text:span text:style-name="T32">T</text:span>he <text:span text:style-name="Source_20_Text">for{}</text:span> loop <text:span text:style-name="T32">is configured </text:span>to process the chord notes in order of highest pitch to lowest pitch.</text:p>
            <text:p text:style-name="P23">The hard-coded zero may seem strange in the statement <text:span text:style-name="Source_20_Text">oCursor.element.notes[0].play</text:span> = false. What is happening here is that I am accessing the last added note after I’ve moved the cursor back to the TAB chord I am operating on (see the Key Learning) below. Because I am adding notes from highest pitch to lowest, and Musescore is sorting the chords notes such that the <text:span text:style-name="Source_20_Text">notes.[0]</text:span> index always holds the lowest pitch note of the chord, then index zero always holds the last note I added.</text:p>
            <text:p text:style-name="P21"><text:span text:style-name="T9">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able:table-cell>
        </table:table-row>
        <table:table-row table:style-name="Table2.7">
          <table:table-cell table:style-name="Table2.A2" office:value-type="string">
            <text:p text:style-name="P47">C<text:span text:style-name="T47">D</text:span>-06</text:p>
          </table:table-cell>
          <table:table-cell table:style-name="Table2.A2" office:value-type="string">
            <text:p text:style-name="P13"><text:span text:style-name="T19">Obtain TAB staff stringData object to get the open string tuning info</text:span>.</text:p>
            <text:p text:style-name="P33">It should have been simple enough, using the below process, but step-<text:span text:style-name="T48">2</text:span> does not work.</text:p>
            <text:p text:style-name="P31"><text:span text:style-name="T46">1. </text:span>First validate that the presumed TAB staff, that is, SMN staff index+1, isn’t greater than the total number of staves in the score.</text:p>
            <text:p text:style-name="P31"><text:span text:style-name="T46">2. </text:span><text:span text:style-name="T33">Then get the list of staves from the curScore object: </text:span><text:span text:style-name="Source_20_Text"><text:span text:style-name="T33">curScore.staves</text:span></text:span> <text:span text:style-name="T46">← </text:span><text:span text:style-name="T8">will not work. Tried all variations I could think of to retreive the list of staves; but just kept getting an error. I even posted this to the plugins forum seeking help</text:span><text:span text:style-name="T46">.</text:span></text:p>
            <text:p text:style-name="P31"><text:span text:style-name="T46">3. </text:span><text:span text:style-name="T33">Then get the TAB staff from the staves list: </text:span><text:span text:style-name="Source_20_Text"><text:span text:style-name="T33">curScore.staves[TAB staff index]</text:span></text:span></text:p>
            <text:p text:style-name="P33">2-3.alt: So instead of the above I was able to get to the staff object through the 1<text:span text:style-name="T4">st</text:span> element at the start of the selection. E.g.,</text:p>
            <text:p text:style-name="P52"><text:span text:style-name="Source_20_Text"><text:tab/><text:tab/>oCursor.rewind(Cursor.SELECTION_START);</text:span></text:p>
            <text:p text:style-name="P52"><text:span text:style-name="Source_20_Text"><text:tab/><text:tab/>iTABstaffIdx = oStaffInfo.getStaffInx("TAB");</text:span></text:p>
            <text:p text:style-name="P52"><text:span text:style-name="Source_20_Text"><text:tab/><text:tab/>var oTABstaff = oCursor.element.staff;</text:span></text:p>
            <text:p text:style-name="P52"><text:span text:style-name="Source_20_Text"><text:tab/><text:tab/>var oTABpart = oCursor.element.staff.part;</text:span> </text:p>
            <text:p text:style-name="P32"><text:span text:style-name="T46">4. </text:span>From the TAB staff object obtain the part object it is a part of: <text:span text:style-name="Source_20_Text"><text:s/></text:span><text:span text:style-name="Source_20_Text"><text:span text:style-name="T46">oCursor.element.staff.part</text:span></text:span></text:p>
            <text:p text:style-name="P31"><text:span text:style-name="T46">5. </text:span>And then I <text:span text:style-name="T49">was able to </text:span>inspect that part to see i<text:span text:style-name="T49">f it</text:span> looks valid for a TAB, including obtaining the <text:span text:style-name="Source_20_Text">stringData</text:span> object that should be there for a TAB staff.</text:p>
            <text:p text:style-name="P34">6. However, I can’t find a way to guarantee that I have the exact instrument which goes with the exact TAB staff I’m going to write to. If there are two stringed instruments in the part which the designated TAB staff is in, then <text:span text:style-name="T49">my code </text:span>simply g<text:span text:style-name="T49">ets</text:span> the string info for the 1<text:span text:style-name="T4">st</text:span> instrument.</text:p>
          </table:table-cell>
        </table:table-row>
        <table:table-row table:style-name="TableLine94810392004048">
          <table:table-cell table:style-name="Table2.A2" office:value-type="string">
            <text:p text:style-name="P47">C<text:span text:style-name="T47">D</text:span>-07</text:p>
          </table:table-cell>
          <table:table-cell table:style-name="Table2.A2" office:value-type="string">
            <text:p text:style-name="P24"><text:span text:style-name="T19">Clear the TAB Staff Prior to Writing </text:span><text:span text:style-name="T25">O</text:span><text:span text:style-name="T19">nto It</text:span>. To avoid clashing with existing content, or even duplicating the Staff Text “+” half-fret symbols, we want to clear off whatever content may already be on that portion of the TAB staff that we are going to write to.</text:p>
            <text:p text:style-name="P26">I was assuming / hoping that the curScore.selection.clear() command would ‘clear’ the contents of the selection range; but, alas, all it does is remove the selection range, it has no effect on the items within the selection. So, sadly, there appears to be no straightforward way to clear a range.</text:p>
            <text:p text:style-name="P26">So I guess I’ll have to walk through the range and one-by-one remove chords and staff-text elements. I believe that I should not remove the rests because I do actually need to have at least one element at the start of the selected range. When you select a measure and hit the [delete] key Musescore does remove all the content, but it puts in a full-measure rest element at the start of the measure. And I do need to have that there. See DC-08 about this.</text:p>
            <text:p text:style-name="P27">I figured out how to walk the selection, along the TAB staff, and remove all the chords. And, pleasantly, it appears the Musescore replaces the chords with rests. This is good as it doesn’t leave the measure ‘empty’ – which would cause errors with attempting to add new chords.</text:p>
            <text:p text:style-name="P27">Now I gotta figure out how to find and remove the staff text – those “+” half-fret symbols. <text:s/><text:span text:style-name="T39">For possible answer see: </text:span><text:a xlink:type="simple" xlink:href="https://musescore.org/en/node/282763" text:style-name="Internet_20_link" text:visited-style-name="Visited_20_Internet_20_Link"><text:span text:style-name="T39">https://musescore.org/en/node/282763</text:span></text:a></text:p>
            <text:p text:style-name="P27"/>
            <text:p text:style-name="P24"><text:span text:style-name="T6">Procedure</text:span>:</text:p>
            <text:p text:style-name="P24">1. <text:span text:style-name="T36">Rewind to start of selection</text:span>.</text:p>
            <text:p text:style-name="P24">2. <text:span text:style-name="T38">Move oCursor.staffIdx to the TAB staff</text:span>.</text:p>
            <text:p text:style-name="P24">3. <text:span text:style-name="T38">Walk the selection range, clearing any ‘Chord’ and ‘Staff-Text’ objects on the TAB staff.</text:span></text:p>
            <text:p text:style-name="P24">4. Move the staff index back to the SMN staff.</text:p>
            <text:p text:style-name="P25">5. <text:span text:style-name="T36">Rewind </text:span><text:span text:style-name="T38">back </text:span><text:span text:style-name="T36">to start of selection</text:span>.</text:p>
            <text:p text:style-name="P22"><text:span text:style-name="T9">KEY LEARNING</text:span>: The <text:span text:style-name="Source_20_Text">oCursor.rewind(Cursor.SELECTION_START)</text:span> <text:span text:style-name="T37">function puts the </text:span><text:span text:style-name="Source_20_Text"><text:span text:style-name="T37">cursor.staffIdx</text:span></text:span><text:span text:style-name="T37"> back onto the staff where the selection range is. I discovered that when I invoked </text:span><text:span text:style-name="Source_20_Text"><text:span text:style-name="T37">oCursor.staffIdx = oStaffInfo.getStaffInx("TAB")</text:span></text:span><text:span text:style-name="T37"> </text:span><text:span text:style-name="T7">before</text:span><text:span text:style-name="T37"> </text:span><text:span text:style-name="Source_20_Text">oCursor.rewind(Cursor.SELECTION_START)</text:span> <text:span text:style-name="T37">I erased everything off of the SMN staff. </text:span></text:p>
          </table:table-cell>
        </table:table-row>
        <table:table-row table:style-name="TableLine94810392004304">
          <table:table-cell table:style-name="Table2.A2" office:value-type="string">
            <text:p text:style-name="P48">C<text:span text:style-name="T40">D</text:span>-08</text:p>
          </table:table-cell>
          <table:table-cell table:style-name="Table2.A2" office:value-type="string">
            <text:p text:style-name="P12"><text:span text:style-name="T21">No Element in TAB Staff at Start of User Selection</text:span><text:span text:style-name="T35">. </text:span></text:p>
            <text:p text:style-name="P12"><text:span text:style-name="T41">If user selected range of chords doesn’t being at a measure start boundary; and if the TAB staff we’re writing to ‘blank,’ - meaning that it only has the full-measure rest in it that Musescore automatically puts in when create a new measure, or select the measure and hit the the [delete] key, then when the plugin attempts to write out the first chord/notes onto the TAB staff I get an error. </text:span><text:span text:style-name="T42">The error implies that there is no </text:span><text:span text:style-name="Source_20_Text"><text:span text:style-name="T42">element</text:span></text:span><text:span text:style-name="T42"> at that tick position. Which, ok, that is presumably true – by design. But why won’t it let me write a </text:span><text:span text:style-name="Source_20_Text"><text:span text:style-name="T42">note</text:span></text:span><text:span text:style-name="T42">, or a </text:span><text:span text:style-name="Source_20_Text"><text:span text:style-name="T42">rest</text:span></text:span><text:span text:style-name="T42">, to put an </text:span><text:span text:style-name="Source_20_Text"><text:span text:style-name="T42">element</text:span></text:span><text:span text:style-name="T42"> there? Weirder yet, when I inspect what is at that ‘blank’ tick position the plugin tells me (via debug statements I put in for this) there is a </text:span><text:span text:style-name="Source_20_Text"><text:span text:style-name="T42">segment</text:span></text:span><text:span text:style-name="T42"> object there; and that the segment type is a </text:span><text:span text:style-name="Source_20_Text"><text:span text:style-name="T42">ChordRest</text:span></text:span><text:span text:style-name="T42"> object. So it doesn’t make sense to me that I can’t add a note there. But after hours-and-hours of trying I could never do it.</text:span></text:p>
            <text:p text:style-name="P29">Now, at the start of such a ‘blank’ measure there is a <text:span text:style-name="Source_20_Text">rest element</text:span>. And I can add a <text:span text:style-name="Source_20_Text">note</text:span> or <text:span text:style-name="Source_20_Text">rest</text:span> there. And when I do that Musescore then fills out the rest of the measure with rests (just like it does when you are in the user interface and adding notes to a measure) so that when I then move the cursor forward to the next segment, there is an <text:span text:style-name="Source_20_Text">element</text:span> object there; and it then overwrites it with the new <text:span text:style-name="Source_20_Text">note</text:span> (or <text:span text:style-name="Source_20_Text">rest</text:span>) that <text:span text:style-name="T43">I </text:span>read from the SMN staff and write there.</text:p>
            <text:p text:style-name="P14"><text:span text:style-name="T42">So my assumption is that a plugin can only add a new </text:span><text:span text:style-name="Source_20_Text"><text:span text:style-name="T42">note</text:span></text:span><text:span text:style-name="T42"> or </text:span><text:span text:style-name="Source_20_Text"><text:span text:style-name="T42">rest</text:span></text:span><text:span text:style-name="T42"> to a staff at a point where an </text:span><text:span text:style-name="Source_20_Text"><text:span text:style-name="T42">element</text:span></text:span><text:span text:style-name="T42"> object already exists. And that a </text:span><text:span text:style-name="Source_20_Text"><text:span text:style-name="T42">ChordRest</text:span></text:span><text:span text:style-name="T42"> object is not considered to be an </text:span><text:span text:style-name="Source_20_Text"><text:span text:style-name="T42">element</text:span></text:span><text:span text:style-name="T42"> for this purpose under the plugin API. There is probably something wrong with this assumption, but for the life of me I can’t work out what it may be.</text:span></text:p>
            <text:p text:style-name="P17">So I <text:span text:style-name="T43">am </text:span>check<text:span text:style-name="T43">ing</text:span> for this ‘<text:span text:style-name="T43">partial measure’ selection</text:span> in the validity check. <text:span text:style-name="T43">If I find this is the case then I simply adjust the SMN staff’s selection range to include the full measure at the start of the selection.</text:span></text:p>
            <text:p text:style-name="P17"/>
            <text:p text:style-name="P38">Code Notes –</text:p>
            <text:p text:style-name="P28">After many hours I have not been able to figure out how to add anything to a staff where there isn’t already either a chord or rest element object (note: debug statements always show a ‘ChordRest’ object at all segments, but even with those there I can’t add any new chord or rest element).</text:p>
            <text:p text:style-name="P30">The cleanest way to get the tick of the start of the measure the cursor is currently <text:span text:style-name="T44">sitting at </text:span>seems to be:</text:p>
            <text:p text:style-name="P30"><text:tab/><text:span text:style-name="Source_20_Text">oCursor.measure.firstSegment.tick</text:span> (Which actually took me a lot of trial-and-error to work out the pathway to get that precious tick value.) <text:span text:style-name="T44">So, from the </text:span><text:span text:style-name="Source_20_Text"><text:span text:style-name="T44">cursor</text:span></text:span><text:span text:style-name="T44"> you can retrieve the </text:span><text:span text:style-name="Source_20_Text"><text:span text:style-name="T44">measure</text:span></text:span><text:span text:style-name="T44"> object where the cursor is sitting. Then the </text:span><text:span text:style-name="Source_20_Text"><text:span text:style-name="T44">measure</text:span></text:span><text:span text:style-name="T44"> object has a property, which returns you the first </text:span><text:span text:style-name="Source_20_Text"><text:span text:style-name="T44">segment</text:span></text:span><text:span text:style-name="T44"> in that particular </text:span><text:span text:style-name="Source_20_Text"><text:span text:style-name="T44">measure</text:span></text:span><text:span text:style-name="T44"> (so ‘</text:span><text:span text:style-name="Source_20_Text"><text:span text:style-name="T44">firstSegment</text:span></text:span><text:span text:style-name="T44">’ is a </text:span><text:span text:style-name="Source_20_Text"><text:span text:style-name="T44">segment</text:span></text:span><text:span text:style-name="T44"> object). Then finally you can retrieve the </text:span><text:span text:style-name="Source_20_Text"><text:span text:style-name="T44">tick</text:span></text:span><text:span text:style-name="T44"> value for that </text:span><text:span text:style-name="Source_20_Text"><text:span text:style-name="T44">firstSegment</text:span></text:span><text:span text:style-name="T44"> object.</text:span></text:p>
            <text:p text:style-name="P30">The test to determine if I need to move back to the start of a measure also took a fair bit of experimentation, but was simple enough as:</text:p>
            <text:p text:style-name="P28"><text:tab/><text:span text:style-name="Source_20_Text">if (oCursor.segment.elementAt(oCursor.staffIdx*4) == null)</text:span> </text:p>
            <text:p text:style-name="P28"/>
          </table:table-cell>
        </table:table-row>
        <table:table-row table:style-name="TableLine94810392004560">
          <table:table-cell table:style-name="Table2.A2" office:value-type="string">
            <text:p text:style-name="P49">CD-09</text:p>
          </table:table-cell>
          <table:table-cell table:style-name="Table2.A2" office:value-type="string">
            <text:p text:style-name="P35"><text:span text:style-name="T25">Infinite Loop in the makeTAB while{} Loop</text:span><text:span text:style-name="T52">. </text:span>For reasons I cannot fathom the usual way to walk through a staff inside a while loop, while checking for either no more <text:span text:style-name="Source_20_Text">segments</text:span> returned OR being past the end-tick count is not valid in my <text:span text:style-name="Source_20_Text">makeTab()</text:span> function; even tho it is perfectly fine inside my clearTAB function.</text:p>
            <text:p text:style-name="P35">The problem is when the <text:span text:style-name="Source_20_Text">selection</text:span> includes the last measure in a score. I did validate that in such a case the <text:span text:style-name="Source_20_Text">tick</text:span> returned by the cursor after the <text:span text:style-name="Source_20_Text">oCursor.rewind(Cursor.SELECTION_END)</text:span>; statement is, indeed, 0. So I of course <text:span text:style-name="T50">then </text:span>get the tick of the last segment in the score as per the usual practice. That segment is actually the final barline; which is past the tick of the last <text:span text:style-name="Source_20_Text">ChordRest</text:span> object. <text:span text:style-name="T50">By setting a watchdog counter in the makeTAB </text:span><text:span text:style-name="Source_20_Text"><text:span text:style-name="T50">while</text:span></text:span><text:span text:style-name="T50"> loop I could see that once the loop reached the final </text:span><text:span text:style-name="Source_20_Text"><text:span text:style-name="T50">chord/rest</text:span></text:span><text:span text:style-name="T50"> object (</text:span><text:span text:style-name="Source_20_Text"><text:span text:style-name="T50">segment</text:span></text:span><text:span text:style-name="T50">) the </text:span><text:span text:style-name="Source_20_Text"><text:span text:style-name="T50">cursor.next() </text:span></text:span><text:span text:style-name="T50">statement simply did not advance the cursor at all. Nor did it report any error. It simply got ‘stuck’ there on that final </text:span><text:span text:style-name="Source_20_Text"><text:span text:style-name="T50">chord</text:span></text:span><text:span text:style-name="T50"> object, whose tick is less than the final segment’s tick. So we end up with an infinite loop. </text:span></text:p>
            <text:p text:style-name="P36">Then when I test and try to compensate for this possibility in my <text:span text:style-name="Source_20_Text">storeUserRange(oCursor)</text:span> function, where I check for that last measure tick count=0 issue, I get a situation where Musescore crashes. I try:</text:p>
            <text:p text:style-name="P36"><text:span text:style-name="Source_20_Text">if (curScore.lastSegment.segmentType != "ChordRest") {</text:span></text:p>
            <text:p text:style-name="P36"><text:span text:style-name="Source_20_Text"><text:tab/></text:span><text:span text:style-name="Source_20_Text"><text:span text:style-name="T51">oCursor.rewindToTick(curScore.lastSegment.tick)</text:span></text:span><text:span text:style-name="Source_20_Text">; <text:s/></text:span><text:span text:style-name="Source_20_Text"><text:span text:style-name="T51">// &lt;-- Causes Musescore to crash</text:span></text:span><text:span text:style-name="Source_20_Text">.</text:span></text:p>
            <text:p text:style-name="P36"><text:span text:style-name="Source_20_Text"><text:tab/>oCursor.prev();</text:span></text:p>
            <text:p text:style-name="P37"><text:span text:style-name="Source_20_Text">}</text:span></text:p>
            <text:p text:style-name="P37">So – all I can think of now is to insert a test within the makeTAB’s while loop to sense when the tick-count isn’t changing and to use that break out of the loop. It’s a kludge, but I don’t know any other proper way to fix this issue.</text:p>
          </table:table-cell>
        </table:table-row>
        <table:table-row table:style-name="TableLine94810392004928">
          <table:table-cell table:style-name="Table2.A2" office:value-type="string">
            <text:p text:style-name="P49"/>
          </table:table-cell>
          <table:table-cell table:style-name="Table2.A2" office:value-type="string">
            <text:p text:style-name="P35"/>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2-12T14:05:15.701519928</dc:date>
    <meta:editing-duration>PT11H51M54S</meta:editing-duration>
    <meta:editing-cycles>61</meta:editing-cycles>
    <meta:generator>LibreOffice/6.4.7.2$Linux_X86_64 LibreOffice_project/40$Build-2</meta:generator>
    <meta:document-statistic meta:table-count="2" meta:image-count="0" meta:object-count="0" meta:page-count="1" meta:paragraph-count="89" meta:word-count="3031" meta:character-count="17310" meta:non-whitespace-character-count="14336"/>
  </office:meta>
</office:document-meta>
</file>